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table:formula="of:=([.B1]*[.B3])/([.B2]+[.B3])" office:value-type="float" office:value="2.86294416243655">
            <text:p>2,8629441624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2">
          <table:table-cell office:value-type="string">
            <text:p>Uref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unts</text:p>
          </table:table-cell>
          <table:table-cell office:value-type="float" office:value="610">
            <text:p>610</text:p>
          </table:table-cell>
          <table:table-cell/>
        </table:table-row>
        <table:table-row table:style-name="ro2">
          <table:table-cell office:value-type="string">
            <text:p>U2(counts)</text:p>
          </table:table-cell>
          <table:table-cell table:formula="of:=([.B7]*[.B6]*([.B2]+[.B3]))/([.B5]*[.B3])" office:value-type="float" office:value="12.4966202865997">
            <text:p>12,4966202866</text:p>
          </table:table-cell>
          <table:table-cell/>
        </table:table-row>
        <table:table-row table:style-name="ro1">
          <table:table-cell/>
          <table:table-cell table:formula="of:=[.B7]*2048" office:value-type="float" office:value="1249280">
            <text:p>12492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Rsh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2">
          <table:table-cell office:value-type="string">
            <text:p>Uref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un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[.B16]*[.B15])/([.B14]*[.B12]*[.B13])" office:value-type="float" office:value="0.00195503421309873">
            <text:p>0,0019550342</text:p>
          </table:table-cell>
          <table:table-cell table:formula="of:=[.B17]*100000" office:value-type="float" office:value="195.503421309873">
            <text:p>195,503421309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2.01.2019</text:date>, <text:time>22:25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56:26.12</meta:creation-date>
    <dc:date>2019-01-02T22:25:07.02</dc:date>
    <meta:editing-duration>P1DT6H13M20S</meta:editing-duration>
    <meta:editing-cycles>2</meta:editing-cycles>
    <meta:generator>OpenOffice/4.1.5$Win32 OpenOffice.org_project/415m1$Build-9789</meta:generator>
    <meta:document-statistic meta:table-count="3" meta:cell-count="30" meta:object-count="0"/>
  </office:meta>
</office:document-meta>
</file>